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2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.562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988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35cm" fo:min-width="3.7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713cm" fo:min-width="0cm"/>
    </style:style>
    <style:style style:name="gr6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co1" style:family="table-column">
      <style:table-column-properties style:column-width="0.988cm" style:use-optimal-column-width="false"/>
    </style:style>
    <style:style style:name="co2" style:family="table-column">
      <style:table-column-properties style:column-width="0.986cm" style:use-optimal-column-width="false"/>
    </style:style>
    <style:style style:name="ro1" style:family="table-row">
      <style:table-row-properties style:row-height="0.936cm"/>
    </style:style>
    <style:style style:name="ro2" style:family="table-row">
      <style:table-row-properties style:row-height="0.909cm"/>
    </style:style>
    <style:style style:name="ce1" style:family="table-cell">
      <loext:graphic-properties draw:fill="none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2" style:family="table-cell">
      <loext:graphic-properties draw:fill="solid" draw:fill-color="#ffff00" draw:gradient-step-count="0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ce3" style:family="table-cell">
      <loext:graphic-properties draw:fill="none" draw:textarea-vertical-align="middle"/>
      <style:paragraph-properties fo:text-align="center" fo:border-left="none" fo:border-right="0.17pt solid #000000" fo:border-top="0.17pt solid #000000" fo:border-bottom="0.17pt solid #000000"/>
      <style:text-properties fo:font-size="10pt" style:font-size-asian="10pt" style:font-size-complex="10pt"/>
    </style:style>
    <style:style style:name="ce4" style:family="table-cell">
      <loext:graphic-properties draw:fill="none" draw:textarea-vertical-align="middle"/>
      <style:paragraph-properties fo:text-align="center" fo:border-left="0.17pt solid #000000" fo:border-right="0.17pt solid #000000" fo:border-top="none" fo:border-bottom="0.17pt solid #000000"/>
      <style:text-properties fo:font-size="10pt" style:font-size-asian="10pt" style:font-size-complex="10pt"/>
    </style:style>
    <style:style style:name="ce5" style:family="table-cell">
      <loext:graphic-properties draw:fill="solid" draw:fill-color="#ff6d6d" draw:textarea-vertical-align="middle"/>
      <style:paragraph-properties fo:text-align="center" fo:border="0.17pt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standard" draw:layer="layout" svg:width="2.961cm" svg:height="2.78cm" svg:x="8.076cm" svg:y="2.275cm">
          <table:table table:template-name="default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0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4</text:span></text:p>
              </table:table-cell>
              <table:table-cell>
                <text:p text:style-name="P2"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49cm" svg:height="3.743cm" svg:x="1.4cm" svg:y="5.462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>
                <text:p text:style-name="P1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>
                <text:p text:style-name="P2"><text:span text:style-name="T1">3</text:span></text:p>
              </table:table-cell>
              <table:table-cell table:style-name="ce3">
                <text:p text:style-name="P2"><text:span text:style-name="T1">0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2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 table:style-name="ce3">
                <text:p text:style-name="P2"><text:span text:style-name="T1">2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  <table:table-cell>
                <text:p text:style-name="P2"><text:span text:style-name="T1">2</text:span></text:p>
              </table:table-cell>
              <table:table-cell table:style-name="ce3">
                <text:p text:style-name="P2"><text:span text:style-name="T1">0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1">0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3</text:span></text:p>
              </table:table-cell>
              <table:table-cell table:style-name="ce1">
                <text:p text:style-name="P2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draw:layer="layout" svg:width="3.4cm" svg:height="1.17cm" svg:x="2.495cm" svg:y="9.495cm">
          <draw:text-box>
            <text:p>data</text:p>
          </draw:text-box>
        </draw:frame>
        <draw:frame draw:style-name="gr1" draw:text-style-name="P3" draw:layer="layout" svg:width="3.5cm" svg:height="1.17cm" svg:x="8.4cm" svg:y="1.23cm">
          <draw:text-box>
            <text:p>kernel</text:p>
          </draw:text-box>
        </draw:frame>
        <draw:custom-shape draw:style-name="gr2" draw:text-style-name="P5" draw:layer="layout" svg:width="1.5cm" svg:height="1.4cm" svg:x="15.117cm" svg:y="3.395cm">
          <text:p text:style-name="P4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3.5cm" svg:height="1.17cm" svg:x="15.317cm" svg:y="2.244cm">
          <draw:text-box>
            <text:p>b</text:p>
          </draw:text-box>
        </draw:frame>
        <draw:custom-shape draw:style-name="gr3" draw:text-style-name="P6" draw:layer="layout" svg:width="1.7cm" svg:height="0.4cm" svg:x="5.7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4.2cm" svg:height="1.6cm" svg:x="7.6cm" svg:y="6.5cm">
          <text:p text:style-name="P7">畳み込み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1.1cm" svg:x="9.4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6" draw:layer="layout" svg:width="1.7cm" svg:height="0.4cm" svg:x="12cm" svg:y="7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4.2cm" svg:height="1.6cm" svg:x="13.9cm" svg:y="6.5cm">
          <text:p text:style-name="P7">加算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4cm" svg:height="1.1cm" svg:x="15.7cm" svg:y="5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standard" draw:layer="layout" svg:width="1.973cm" svg:height="1.844cm" svg:x="20.561cm" svg:y="6.348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5">
                <text:p text:style-name="P1"><text:span text:style-name="T1">14</text:span></text:p>
              </table:table-cell>
              <table:table-cell table:style-name="ce3"/>
            </table:table-row>
            <table:table-row table:style-name="ro2">
              <table:table-cell table:style-name="ce4"/>
              <table:table-cell table:style-name="ce1"/>
            </table:table-row>
          </table:table>
          <draw:image xlink:href="Pictures/TablePreview3.svm" xlink:type="simple" xlink:show="embed" xlink:actuate="onLoad"/>
        </draw:frame>
        <draw:custom-shape draw:style-name="gr3" draw:text-style-name="P6" draw:layer="layout" svg:width="1.7cm" svg:height="0.4cm" svg:x="18.401cm" svg:y="7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3" draw:layer="layout" svg:width="1.8cm" svg:height="1.105cm" svg:x="21.1cm" svg:y="8.495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JP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" style:font-family-asian="'Noto Sans CJK JP'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</office:styles>
  <office:automatic-styles>
    <style:page-layout style:name="PM0">
      <style:page-layout-properties fo:margin-top="1cm" fo:margin-bottom="1cm" fo:margin-left="1cm" fo:margin-right="1cm" fo:page-width="2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06T18:54:28.846789209</meta:creation-date>
    <dc:date>2020-10-24T11:07:55.706780989</dc:date>
    <meta:editing-duration>PT24M33S</meta:editing-duration>
    <meta:editing-cycles>12</meta:editing-cycles>
    <meta:generator>LibreOffice/6.3.4.2$MacOSX_X86_64 LibreOffice_project/60da17e045e08f1793c57c00ba83cdfce946d0aa</meta:generator>
    <meta:document-statistic meta:object-count="15"/>
  </office:meta>
</office:document-meta>
</file>